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4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Ak’ab </text:p>
          </table:table-cell>
          <table:table-cell office:value-type="string" calcext:value-type="string">
            <text:p>2. Blue Mountain 589,60 drop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 Savage Coast 567,921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 Darkness War Instanced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. Blue Mountain 972,56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. Savage Coast Instanced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Bogeyman </text:p>
          </table:table-cell>
          <table:table-cell office:value-type="string" calcext:value-type="string">
            <text:p>1. Savage Coast 618,464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 Savage Coast 619,481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Draug - Deep Ones </text:p>
          </table:table-cell>
          <table:table-cell office:value-type="string" calcext:value-type="string">
            <text:p>3. Kaidan 903,869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. Blue Mountain 95,433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. Kaidan 780,918 drop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Draug - Drones </text:p>
          </table:table-cell>
          <table:table-cell office:value-type="string" calcext:value-type="string">
            <text:p>1. Blue Mountain 450,13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. Blue Mountain 900,800 mob drop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. Kingsmouth 486,171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. Blue Mountain 324,91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Draug - Leaders </text:p>
          </table:table-cell>
          <table:table-cell office:value-type="string" calcext:value-type="string">
            <text:p>2. Kingsmouth 760,939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 Blue Mountain 637,449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. Blue Mountain 885,828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. Kingsmouth 707,153 drop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asquatch </text:p>
          </table:table-cell>
          <table:table-cell office:value-type="string" calcext:value-type="string">
            <text:p>1. Blue Mountain 605,385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 Blue Mountain 780,80 </text:p>
          </table:table-cell>
          <table:table-cell table:number-columns-repeated="3"/>
        </table:table-row>
        <table:table-row table:style-name="ro1">
          <table:table-cell table:style-name="ce1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carecrows </text:p>
          </table:table-cell>
          <table:table-cell office:value-type="string" calcext:value-type="string">
            <text:p>2. Savage Coast 455,345 drop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 Savage Coast 494,530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uccubi and Incubi </text:p>
          </table:table-cell>
          <table:table-cell office:value-type="string" calcext:value-type="string">
            <text:p>1. Savage Coast 774,949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 Hell Raised 497,370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 Hell Raised 617,548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 Hell Eternal Instanced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. Hell Raised 301,291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Wendigo </text:p>
          </table:table-cell>
          <table:table-cell office:value-type="string" calcext:value-type="string">
            <text:p>2. Kingsmouth 173,78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 Blue Mountain 170,400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 Blue Mountain 296,598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. Blue Mountain 365,665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. Blue Mountain 583,206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. Blue Mountain 725,247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. Blue Mountain 608,128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Wisps </text:p>
          </table:table-cell>
          <table:table-cell office:value-type="string" calcext:value-type="string">
            <text:p>1. Kingsmouth 206,71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 Kingsmouth 225,124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 Savage Coast 560,230 drop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 Savage Coast 462,420 drop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 Savage Coast 512,296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. Savage Coast 589,188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Zombies </text:p>
          </table:table-cell>
          <table:table-cell office:value-type="string" calcext:value-type="string">
            <text:p>1. Kingsmouth 513,102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 Kingsmouth 369,331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 Savage Coast 359,522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. Savage Coast 430,360 drop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. Kingsmouth 285,492 drop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. Blue Mountain 250,520 drop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3. Kingsmouth N/A drop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3:30:34.152000000</meta:creation-date>
    <dc:date>2017-07-01T13:39:08.130000000</dc:date>
    <meta:editing-duration>PT8M34S</meta:editing-duration>
    <meta:editing-cycles>1</meta:editing-cycles>
    <meta:generator>LibreOffice/5.2.7.2$Windows_x86 LibreOffice_project/2b7f1e640c46ceb28adf43ee075a6e8b8439ed10</meta:generator>
    <meta:document-statistic meta:table-count="1" meta:cell-count="58" meta:object-count="0"/>
  </office:meta>
</office:document-meta>
</file>